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riteAsArray_string_special_Reader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WriteAsArray_string_special_Reader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